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de2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de2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de2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de2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de2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de2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de2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de2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de2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de2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de2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de2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de2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de2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de2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de2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de2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ntiago Josè Saballo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0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Henrique  Carlos Henrique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82957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5.8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1" meta:non-whitespace-character-count="1002"/>
    <meta:template xlink:type="simple" xlink:actuate="onRequest" xlink:title="Normal" xlink:href=""/>
  </office:meta>
</office:document-meta>
</file>